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367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ff99" style:text-align-source="fix" style:repeat-content="false" fo:border="0.002cm solid #000000"/>
      <style:paragraph-properties fo:text-align="center" fo:margin-left="0cm"/>
    </style:style>
    <style:style style:name="ce2" style:family="table-cell" style:parent-style-name="Default">
      <style:table-cell-properties fo:background-color="#99ff66" style:text-align-source="fix" style:repeat-content="false" fo:border="0.002cm solid #000000"/>
      <style:paragraph-properties fo:text-align="center" fo:margin-left="0cm"/>
    </style:style>
    <style:style style:name="ce3" style:family="table-cell" style:parent-style-name="Default">
      <style:table-cell-properties fo:background-color="#99ff66" style:text-align-source="fix" style:repeat-content="false" fo:border="0.002cm solid #000000"/>
      <style:paragraph-properties fo:text-align="justify" fo:margin-left="0cm"/>
    </style:style>
    <style:style style:name="ce4" style:family="table-cell" style:parent-style-name="Default">
      <style:table-cell-properties style:text-align-source="fix" style:repeat-content="false" fo:border="0.002cm solid #000000"/>
      <style:paragraph-properties fo:text-align="justify" fo:margin-left="0cm"/>
    </style:style>
    <style:style style:name="ce5" style:family="table-cell" style:parent-style-name="Default">
      <style:table-cell-properties fo:background-color="#00ccff" style:text-align-source="fix" style:repeat-content="false" fo:border="0.002cm solid #000000"/>
      <style:paragraph-properties fo:text-align="justify" fo:margin-left="0cm"/>
    </style:style>
    <style:style style:name="ce6" style:family="table-cell" style:parent-style-name="Default">
      <style:table-cell-properties fo:border="0.002cm solid #000000"/>
    </style:style>
    <style:style style:name="ce7" style:family="table-cell" style:parent-style-name="Default">
      <style:table-cell-properties fo:background-color="#ff6600" style:text-align-source="fix" style:repeat-content="false" fo:border="0.002cm solid #000000"/>
      <style:paragraph-properties fo:text-align="justify" fo:margin-left="0cm"/>
    </style:style>
    <style:style style:name="ce8" style:family="table-cell" style:parent-style-name="Default">
      <style:table-cell-properties fo:background-color="#00ccff" style:text-align-source="fix" style:repeat-content="false" fo:border="0.002cm solid #000000"/>
      <style:paragraph-properties fo:text-align="center" fo:margin-left="0cm"/>
    </style:style>
    <style:style style:name="ce9" style:family="table-cell" style:parent-style-name="Default">
      <style:table-cell-properties style:text-align-source="fix" style:repeat-content="false" fo:border="0.002cm solid #000000"/>
      <style:paragraph-properties fo:text-align="center" fo:margin-left="0cm"/>
    </style:style>
    <style:style style:name="ce10" style:family="table-cell" style:parent-style-name="Default">
      <style:table-cell-properties style:text-align-source="fix" style:repeat-content="false"/>
      <style:paragraph-properties fo:text-align="justify" fo:margin-left="0cm"/>
    </style:style>
    <style:style style:name="ce11" style:family="table-cell" style:parent-style-name="Default">
      <style:table-cell-properties fo:background-color="#99ff66" style:text-align-source="fix" style:repeat-content="false"/>
      <style:paragraph-properties fo:text-align="justify" fo:margin-left="0cm"/>
    </style:style>
    <style:style style:name="ce12" style:family="table-cell" style:parent-style-name="Default">
      <style:table-cell-properties fo:background-color="#99ff66" fo:border="0.002cm solid #000000"/>
    </style:style>
    <style:style style:name="ce13" style:family="table-cell" style:parent-style-name="Default">
      <style:table-cell-properties fo:background-color="#99ff66"/>
    </style:style>
    <style:style style:name="ce14" style:family="table-cell" style:parent-style-name="Default">
      <style:table-cell-properties fo:background-color="#00ccff" fo:border="0.002cm solid #000000"/>
    </style:style>
  </office:automatic-styles>
  <office:body>
    <office:spreadsheet>
      <table:table table:name="C_I_Formulaire_2069_A_1_SD" table:style-name="ta1" table:print="false">
        <table:table-column table:style-name="co1" table:number-columns-repeated="12" table:default-cell-style-name="Default"/>
        <table:table-row table:style-name="ro1">
          <table:table-cell table:style-name="ce1" office:value-type="string" table:number-columns-spanned="6" table:number-rows-spanned="1">
            <text:p>CRÉDIT D’IMPÔT EN FAVEUR DE LA RECHERCHE – ÉTAT ANNEXE</text:p>
          </table:table-cell>
          <table:covered-table-cell table:number-columns-repeated="5"/>
          <table:table-cell table:number-columns-repeated="6"/>
        </table:table-row>
        <table:table-row table:style-name="ro1">
          <table:table-cell table:number-columns-repeated="12"/>
        </table:table-row>
        <table:table-row table:style-name="ro1">
          <table:table-cell table:style-name="ce2" office:value-type="string" table:number-columns-spanned="2" table:number-rows-spanned="1">
            <text:p>Exercice ouvert le</text:p>
          </table:table-cell>
          <table:covered-table-cell table:style-name="ce9"/>
          <table:table-cell table:style-name="ce8" table:number-columns-repeated="3"/>
          <table:table-cell table:style-name="ce2" office:value-type="string">
            <text:p>Clos le</text:p>
          </table:table-cell>
          <table:table-cell table:style-name="ce8" table:number-columns-repeated="3"/>
          <table:table-cell table:number-columns-repeated="3"/>
        </table:table-row>
        <table:table-row table:style-name="ro1">
          <table:table-cell table:number-columns-repeated="12"/>
        </table:table-row>
        <table:table-row table:style-name="ro1">
          <table:table-cell table:style-name="ce3" office:value-type="string" table:number-columns-spanned="3" table:number-rows-spanned="2">
            <text:p>Nom et prénoms ou dénomination et adresse de l'entreprise</text:p>
          </table:table-cell>
          <table:covered-table-cell table:number-columns-repeated="2" table:style-name="ce4"/>
          <table:table-cell table:style-name="ce2" office:value-type="string" table:number-columns-spanned="3" table:number-rows-spanned="2">
            <text:p>N° SIREN de l'entreprise</text:p>
          </table:table-cell>
          <table:covered-table-cell table:number-columns-repeated="2"/>
          <table:table-cell table:style-name="ce12" office:value-type="string" table:number-columns-spanned="1" table:number-rows-spanned="2">
            <text:p>Code NACE</text:p>
          </table:table-cell>
          <table:table-cell table:style-name="ce8" table:number-columns-spanned="1" table:number-rows-spanned="2"/>
          <table:table-cell table:style-name="ce8" table:number-columns-spanned="1" table:number-rows-spanned="2"/>
          <table:table-cell table:style-name="ce8" table:number-columns-spanned="1" table:number-rows-spanned="2"/>
          <table:table-cell table:style-name="ce8" table:number-columns-spanned="1" table:number-rows-spanned="2"/>
          <table:table-cell table:style-name="ce8" table:number-columns-spanned="1" table:number-rows-spanned="2"/>
        </table:table-row>
        <table:table-row table:style-name="ro1">
          <table:covered-table-cell table:number-columns-repeated="3" table:style-name="ce4"/>
          <table:covered-table-cell table:number-columns-repeated="3"/>
          <table:covered-table-cell table:style-name="ce13"/>
          <table:covered-table-cell table:number-columns-repeated="5" table:style-name="ce8"/>
        </table:table-row>
        <table:table-row table:style-name="ro1">
          <table:table-cell table:style-name="ce5" table:number-columns-spanned="3" table:number-rows-spanned="5"/>
          <table:covered-table-cell table:number-columns-repeated="2" table:style-name="ce4"/>
          <table:table-cell table:style-name="ce8" table:number-columns-spanned="3" table:number-rows-spanned="3"/>
          <table:covered-table-cell table:number-columns-repeated="2"/>
          <table:table-cell table:style-name="ce3" office:value-type="string" table:number-columns-spanned="1" table:number-rows-spanned="3">
            <text:p>Activités (cf. notice)</text:p>
          </table:table-cell>
          <table:table-cell table:style-name="ce8" table:number-columns-spanned="5" table:number-rows-spanned="3"/>
          <table:covered-table-cell table:number-columns-repeated="4" table:style-name="ce14"/>
        </table:table-row>
        <table:table-row table:style-name="ro1">
          <table:covered-table-cell table:number-columns-repeated="3" table:style-name="ce4"/>
          <table:covered-table-cell table:number-columns-repeated="3"/>
          <table:covered-table-cell table:style-name="ce13"/>
          <table:covered-table-cell table:number-columns-repeated="5" table:style-name="ce14"/>
        </table:table-row>
        <table:table-row table:style-name="ro1">
          <table:covered-table-cell table:number-columns-repeated="3" table:style-name="ce6"/>
          <table:covered-table-cell table:number-columns-repeated="3"/>
          <table:covered-table-cell table:style-name="ce13"/>
          <table:covered-table-cell table:number-columns-repeated="5" table:style-name="ce14"/>
        </table:table-row>
        <table:table-row table:style-name="ro1">
          <table:covered-table-cell table:number-columns-repeated="3" table:style-name="ce6"/>
          <table:table-cell table:style-name="ce2" office:value-type="string" table:number-columns-spanned="9" table:number-rows-spanned="1">
            <text:p>(ancienne adresse en cas de changement)</text:p>
          </table:table-cell>
          <table:covered-table-cell table:number-columns-repeated="8"/>
        </table:table-row>
        <table:table-row table:style-name="ro1">
          <table:covered-table-cell table:number-columns-repeated="3" table:style-name="ce6"/>
          <table:table-cell table:style-name="ce8" table:number-columns-spanned="9" table:number-rows-spanned="1"/>
          <table:covered-table-cell table:number-columns-repeated="8"/>
        </table:table-row>
        <table:table-row table:style-name="ro1">
          <table:table-cell table:number-columns-repeated="12"/>
        </table:table-row>
        <table:table-row table:style-name="ro1">
          <table:table-cell table:style-name="ce3" office:value-type="string" table:number-columns-spanned="12" table:number-rows-spanned="3">
            <text:p>I – OBLIGATIONS DÉCLARATIVES POUR LES ENTREPRISES DONT LE MONTANT DES DÉPENSES DE RECHERCHE EXPOSÉES EN 2019 ET ÉLIGIBLES AU CRÉDIT D’IMPÔT, AU SENS DE L’ARTICLE 244 QUATER B DU CODE GÉNÉRAL DES IMPÔTS, EST SUPÉRIEUR À 10 MILLIONS D’EUROS ET N’EXCÉDANT PAS 100 MILLIONS D'EUROS</text:p>
          </table:table-cell>
          <table:covered-table-cell table:number-columns-repeated="11"/>
        </table:table-row>
        <table:table-row table:style-name="ro1">
          <table:covered-table-cell table:number-columns-repeated="12"/>
        </table:table-row>
        <table:table-row table:style-name="ro1">
          <table:covered-table-cell table:number-columns-repeated="12"/>
        </table:table-row>
        <table:table-row table:style-name="ro1">
          <table:table-cell table:number-columns-repeated="12"/>
        </table:table-row>
        <table:table-row table:style-name="ro1">
          <table:table-cell table:style-name="ce7" office:value-type="string" table:number-columns-spanned="12" table:number-rows-spanned="5">
            <text:p>Les entreprises dont le montant des dépenses de recherche exposées en 2019 et éligibles au crédit d’impôt, au sens de l’article 244 quater B du code général des impôts, est supérieur à 10 millions d’euros et n'excédant pas 100 millions d'euros doivent indiquer, pour l'exercice au titre duquel la déclaration est déposée, la part de titulaires d’un doctorat financés par ces dépenses ou recrutés sur leur base, le nombre d’équivalents temps plein correspondant et leur rémunération moyenne.</text:p>
          </table:table-cell>
          <table:covered-table-cell table:number-columns-repeated="11"/>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table-cell table:number-columns-repeated="12"/>
        </table:table-row>
        <table:table-row table:style-name="ro1">
          <table:table-cell table:style-name="ce2" office:value-type="string" table:number-columns-spanned="12" table:number-rows-spanned="1">
            <text:p>- Part de titulaires d’un doctorat financés par ces dépenses ou recrutés sur leur base :</text:p>
          </table:table-cell>
          <table:covered-table-cell table:number-columns-repeated="11"/>
        </table:table-row>
        <table:table-row table:style-name="ro1">
          <table:table-cell table:style-name="ce8" table:number-columns-spanned="12" table:number-rows-spanned="2"/>
          <table:covered-table-cell table:number-columns-repeated="11"/>
        </table:table-row>
        <table:table-row table:style-name="ro1">
          <table:covered-table-cell table:number-columns-repeated="12"/>
        </table:table-row>
        <table:table-row table:style-name="ro1">
          <table:table-cell table:number-columns-repeated="12"/>
        </table:table-row>
        <table:table-row table:style-name="ro1">
          <table:table-cell table:style-name="ce2" office:value-type="string" table:number-columns-spanned="12" table:number-rows-spanned="1">
            <text:p>- Nombre d’équivalents temps plein correspondant :</text:p>
          </table:table-cell>
          <table:covered-table-cell table:number-columns-repeated="11" table:style-name="ce9"/>
        </table:table-row>
        <table:table-row table:style-name="ro1">
          <table:table-cell table:style-name="ce8" table:number-columns-spanned="12" table:number-rows-spanned="2"/>
          <table:covered-table-cell table:number-columns-repeated="11" table:style-name="ce9"/>
        </table:table-row>
        <table:table-row table:style-name="ro1">
          <table:covered-table-cell table:number-columns-repeated="12" table:style-name="ce9"/>
        </table:table-row>
        <table:table-row table:style-name="ro1">
          <table:table-cell table:number-columns-repeated="12"/>
        </table:table-row>
        <table:table-row table:style-name="ro1">
          <table:table-cell table:style-name="ce2" office:value-type="string" table:number-columns-spanned="12" table:number-rows-spanned="1">
            <text:p>- Rémunération moyenne de ces titulaires d’un doctorat :</text:p>
          </table:table-cell>
          <table:covered-table-cell table:number-columns-repeated="11" table:style-name="ce9"/>
        </table:table-row>
        <table:table-row table:style-name="ro1">
          <table:table-cell table:style-name="ce8" table:number-columns-spanned="12" table:number-rows-spanned="2"/>
          <table:covered-table-cell table:number-columns-repeated="11" table:style-name="ce9"/>
        </table:table-row>
        <table:table-row table:style-name="ro1">
          <table:covered-table-cell table:number-columns-repeated="12" table:style-name="ce9"/>
        </table:table-row>
        <table:table-row table:style-name="ro1">
          <table:table-cell table:number-columns-repeated="12"/>
        </table:table-row>
        <table:table-row table:style-name="ro1">
          <table:table-cell table:style-name="ce3" office:value-type="string" table:number-columns-spanned="12" table:number-rows-spanned="3">
            <text:p>II - OBLIGATIONS DÉCLARATIVES POUR LES ENTREPRISES DONT LE MONTANT DES DÉPENSES DE RECHERCHE EXPOSÉES EN 2019 ET ÉLIGIBLES AU CRÉDIT D’IMPÔT, AU SENS DE L’ARTICLE 244 QUATER B DU CODE GÉNÉRAL DES IMPÔTS, EST SUPÉRIEUR À 100 MILLIONS D’EUROS</text:p>
          </table:table-cell>
          <table:covered-table-cell table:number-columns-repeated="11" table:style-name="ce10"/>
        </table:table-row>
        <table:table-row table:style-name="ro1">
          <table:covered-table-cell table:number-columns-repeated="12" table:style-name="ce10"/>
        </table:table-row>
        <table:table-row table:style-name="ro1">
          <table:covered-table-cell table:number-columns-repeated="12" table:style-name="ce10"/>
        </table:table-row>
        <table:table-row table:style-name="ro1">
          <table:table-cell table:number-columns-repeated="12"/>
        </table:table-row>
        <table:table-row table:style-name="ro1">
          <table:table-cell table:style-name="ce7" office:value-type="string" table:number-columns-spanned="12" table:number-rows-spanned="7">
            <text:p>Les entreprises dont le montant des dépenses de recherche exposées en 2019 et éligibles au crédit d’impôt, au sens de l’article 244 quater B du code général des impôts, est supérieur à 100 millions d’euros doivent souscrire cet état annexe décrivant les travaux de recherche en cours en 2020, à la date de dépôt de cet état, et pour lesquels elles ont bénéficié du CIR au titre de 2019. Par ailleurs, les entreprises doivent indiquer la part de titulaires d’un doctorat financés par ces dépenses ou recrutés sur leur base, le nombre d’équivalents temps pleins correspondants et leur rémunération moyenne. L’absence de dépôt de cet état est sanctionnée par l’amende fiscale prévue à l’article 1729 B du code général des impôts.</text:p>
          </table:table-cell>
          <table:covered-table-cell table:number-columns-repeated="11"/>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table-cell table:number-columns-repeated="12"/>
        </table:table-row>
        <table:table-row table:style-name="ro1">
          <table:table-cell table:style-name="ce2" office:value-type="string" table:number-columns-spanned="12" table:number-rows-spanned="2">
            <text:p>A. Présentation générale du(des) opération(s) de R&amp;D en cours en 2020 et pour lesquelles les entreprises ont bénéficié du CIR au titre de 2019</text:p>
          </table:table-cell>
          <table:covered-table-cell table:number-columns-repeated="11"/>
        </table:table-row>
        <table:table-row table:style-name="ro1">
          <table:covered-table-cell table:number-columns-repeated="12"/>
        </table:table-row>
        <table:table-row table:style-name="ro1">
          <table:table-cell table:style-name="ce11" office:value-type="string" table:number-columns-spanned="12" table:number-rows-spanned="2">
            <text:p>Décrire succinctement l'(les) opération(s) de R&amp;D en cours à la date de dépôt de l’état, et pour lesquelles les entreprises ont bénéficié du CIR au titre de 2019, et le calendrier des différentes étapes de l'(des) opération(s) :</text:p>
          </table:table-cell>
          <table:covered-table-cell table:number-columns-repeated="11"/>
        </table:table-row>
        <table:table-row table:style-name="ro1">
          <table:covered-table-cell table:number-columns-repeated="12"/>
        </table:table-row>
        <table:table-row table:style-name="ro1">
          <table:table-cell table:style-name="ce5" table:number-columns-spanned="12" table:number-rows-spanned="6"/>
          <table:covered-table-cell table:number-columns-repeated="11"/>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table-cell table:number-columns-repeated="12"/>
        </table:table-row>
        <table:table-row table:style-name="ro1">
          <table:table-cell table:style-name="ce2" office:value-type="string" table:number-columns-spanned="12" table:number-rows-spanned="2">
            <text:p>B. Travaux de R&amp;D en cours en 2020, et pour lesquels les entreprises ont bénéficié du CIR au titre de 2019, et ressources associées</text:p>
          </table:table-cell>
          <table:covered-table-cell table:number-columns-repeated="11"/>
        </table:table-row>
        <table:table-row table:style-name="ro1">
          <table:covered-table-cell table:number-columns-repeated="12"/>
        </table:table-row>
        <table:table-row table:style-name="ro1">
          <table:table-cell table:style-name="ce2" office:value-type="string" table:number-columns-spanned="12" table:number-rows-spanned="2">
            <text:p>1. Décrire la nature des opérations de recherche en cours en 2020 à la date de dépôt de l’état et pour lesquelles les entreprises ont bénéficié du CIR au titre de 2019.</text:p>
          </table:table-cell>
          <table:covered-table-cell table:number-columns-repeated="11"/>
        </table:table-row>
        <table:table-row table:style-name="ro1">
          <table:covered-table-cell table:number-columns-repeated="12"/>
        </table:table-row>
        <table:table-row table:style-name="ro1">
          <table:table-cell table:style-name="ce5" table:number-columns-spanned="12" table:number-rows-spanned="7"/>
          <table:covered-table-cell table:number-columns-repeated="11"/>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table-cell table:style-name="ce2" office:value-type="string" table:number-columns-spanned="12" table:number-rows-spanned="1">
            <text:p>2. Préciser les ressources matérielles et humaines associées (y compris les dépenses de sous-traitance) :</text:p>
          </table:table-cell>
          <table:covered-table-cell table:number-columns-repeated="11"/>
        </table:table-row>
        <table:table-row table:style-name="ro1">
          <table:table-cell table:style-name="ce2" office:value-type="string" table:number-columns-spanned="12" table:number-rows-spanned="2">
            <text:p>- Personnel affecté à chaque opération (nombre, qualification, affectation à temps plein ou à temps partiel aux travaux de recherche)</text:p>
          </table:table-cell>
          <table:covered-table-cell table:number-columns-repeated="11"/>
        </table:table-row>
        <table:table-row table:style-name="ro1">
          <table:covered-table-cell table:number-columns-repeated="12"/>
        </table:table-row>
        <table:table-row table:style-name="ro1">
          <table:table-cell table:style-name="ce8" table:number-columns-spanned="12" table:number-rows-spanned="8"/>
          <table:covered-table-cell table:number-columns-repeated="11"/>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table-cell table:style-name="ce3" office:value-type="string" table:number-columns-spanned="12" table:number-rows-spanned="2">
            <text:p>- Part des titulaires d'un doctorat financés par les dépenses de recherche ou recrutés sur leur base, nombre d'équivalents temps plein correspondants et rémunération moyenne</text:p>
          </table:table-cell>
          <table:covered-table-cell table:number-columns-repeated="11"/>
        </table:table-row>
        <table:table-row table:style-name="ro1">
          <table:covered-table-cell table:number-columns-repeated="12"/>
        </table:table-row>
        <table:table-row table:style-name="ro1">
          <table:table-cell table:style-name="ce5" table:number-columns-spanned="12" table:number-rows-spanned="14"/>
          <table:covered-table-cell table:number-columns-repeated="11"/>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table-cell table:number-columns-repeated="12"/>
        </table:table-row>
        <table:table-row table:style-name="ro1">
          <table:table-cell table:style-name="ce2" office:value-type="string" table:number-columns-spanned="12" table:number-rows-spanned="2">
            <text:p>B. Travaux de R&amp;D en cours en 2020, et pour lesquels les entreprises ont bénéficié du CIR au titre de 2019, et ressources associées (suite)</text:p>
          </table:table-cell>
          <table:covered-table-cell table:number-columns-repeated="11"/>
        </table:table-row>
        <table:table-row table:style-name="ro1">
          <table:covered-table-cell table:number-columns-repeated="12"/>
        </table:table-row>
        <table:table-row table:style-name="ro1">
          <table:table-cell table:style-name="ce2" office:value-type="string" table:number-columns-spanned="12" table:number-rows-spanned="1">
            <text:p>- Immobilisations affectées à chaque opération (nature, affectation totale ou partielle aux travaux de recherche)</text:p>
          </table:table-cell>
          <table:covered-table-cell table:number-columns-repeated="11"/>
        </table:table-row>
        <table:table-row table:style-name="ro1">
          <table:table-cell table:style-name="ce5" table:number-columns-spanned="12" table:number-rows-spanned="10"/>
          <table:covered-table-cell table:number-columns-repeated="11"/>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table-cell table:style-name="ce3" office:value-type="string" table:number-columns-spanned="12" table:number-rows-spanned="2">
            <text:p>- Opérations de recherche confiées à des organismes mentionnés aux d et d bis du II de l’article 244 quater B du code général des impôts (nature et le cas échéant montant prévu au contrat)</text:p>
          </table:table-cell>
          <table:covered-table-cell table:number-columns-repeated="11"/>
        </table:table-row>
        <table:table-row table:style-name="ro1">
          <table:covered-table-cell table:number-columns-repeated="12"/>
        </table:table-row>
        <table:table-row table:style-name="ro1">
          <table:table-cell table:style-name="ce5" table:number-columns-spanned="12" table:number-rows-spanned="10"/>
          <table:covered-table-cell table:number-columns-repeated="11"/>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table-cell table:number-columns-repeated="12"/>
        </table:table-row>
        <table:table-row table:style-name="ro1">
          <table:table-cell table:style-name="ce2" office:value-type="string" table:number-columns-spanned="12" table:number-rows-spanned="1">
            <text:p>C. Localisation des travaux de R&amp;D au sein de l’entreprise</text:p>
          </table:table-cell>
          <table:covered-table-cell table:number-columns-repeated="11"/>
        </table:table-row>
        <table:table-row table:style-name="ro1">
          <table:table-cell table:style-name="ce3" office:value-type="string" table:number-columns-spanned="12" table:number-rows-spanned="2">
            <text:p>Indiquer le lieu d’exécution de chaque opération de recherche en cours en 2020, à la date de dépôt de l’état et pour laquelle l’entreprise a bénéficié du CIR au titre de 2019 (mentionner les coordonnées précises, si différentes du siège) :</text:p>
          </table:table-cell>
          <table:covered-table-cell table:number-columns-repeated="11"/>
        </table:table-row>
        <table:table-row table:style-name="ro1">
          <table:covered-table-cell table:number-columns-repeated="12"/>
        </table:table-row>
        <table:table-row table:style-name="ro1">
          <table:table-cell table:style-name="ce5" table:number-columns-spanned="12" table:number-rows-spanned="10"/>
          <table:covered-table-cell table:number-columns-repeated="11"/>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table-cell table:number-columns-repeated="12"/>
        </table:table-row>
        <table:table-row table:style-name="ro1">
          <table:table-cell table:style-name="ce2" office:value-type="string" table:number-columns-spanned="12" table:number-rows-spanned="1">
            <text:p>D. Localisation des travaux de R&amp;D confiés à des tiers</text:p>
          </table:table-cell>
          <table:covered-table-cell table:number-columns-repeated="11"/>
        </table:table-row>
        <table:table-row table:style-name="ro1">
          <table:table-cell table:style-name="ce3" office:value-type="string" table:number-columns-spanned="12" table:number-rows-spanned="8">
            <text:p>Indiquer, pour chaque opération de R&amp;D en cours et pour laquelle l’entreprise a bénéficié du CIR au titre de 2019, en précisant s’il existe ou non un lien de dépendance, les noms et adresses des organismes auxquels la réalisation des opérations de recherche est confiée : - Organismes de recherche publics, établissements d’enseignement supérieur délivrant un diplôme conférant un grade de master, fondations de coopération scientifique agréées, établissements publics de coopération scientifique, fondations reconnues d’utilité publique du secteur de la recherche agréées, centres techniques exerçant des missions d’intérêt général, association loi de 1901 et sociétés de capitaux (sous conditions, cf. notice) - Organismes de recherche privés agréés.</text:p>
          </table:table-cell>
          <table:covered-table-cell table:number-columns-repeated="11"/>
        </table:table-row>
        <table:table-row table:style-name="ro1">
          <table:covered-table-cell table:number-columns-repeated="12"/>
        </table:table-row>
        <table:table-row table:style-name="ro2">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table-cell table:style-name="ce5" table:number-columns-spanned="12" table:number-rows-spanned="20"/>
          <table:covered-table-cell table:number-columns-repeated="11"/>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3-23">23/03/2020</text:date>, <text:time>12:57:5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33M51S</meta:editing-duration>
    <meta:editing-cycles>5</meta:editing-cycles>
    <meta:generator>OpenOffice/4.1.7$Win32 OpenOffice.org_project/417m1$Build-9800</meta:generator>
    <dc:date>2020-03-23T12:57:55.42</dc:date>
    <dc:creator>Jason ALOYAU</dc:creator>
    <meta:document-statistic meta:table-count="1" meta:cell-count="29" meta:object-count="0"/>
    <meta:user-defined meta:name="Info 1"/>
    <meta:user-defined meta:name="Info 2"/>
    <meta:user-defined meta:name="Info 3"/>
    <meta:user-defined meta:name="Info 4"/>
  </office:meta>
</office:document-meta>
</file>